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3.293cm" table:align="left"/>
    </style:style>
    <style:style style:name="Tabla1.A" style:family="table-column">
      <style:table-column-properties style:column-width="0.566cm"/>
    </style:style>
    <style:style style:name="Tabla1.B" style:family="table-column">
      <style:table-column-properties style:column-width="1.591cm"/>
    </style:style>
    <style:style style:name="Tabla1.C" style:family="table-column">
      <style:table-column-properties style:column-width="1.13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Ese fragmento de código en PHP hace lo siguiente paso a paso:</text:p>
      <text:h text:style-name="Heading_20_3" text:outline-level="3">1. <text:span text:style-name="Strong_20_Emphasis">Inicializa un array para almacenar los resultados</text:span></text:h>
      <text:p text:style-name="P1"><text:span text:style-name="Source_20_Text">$resultados = [];</text:span></text:p>
      <text:p text:style-name="Text_20_body">Este array será el contenedor donde se guardarán todas las filas que se obtienen de la base de datos.</text:p>
      <text:p text:style-name="Horizontal_20_Line"/>
      <text:h text:style-name="Heading_20_3" text:outline-level="3">2. <text:span text:style-name="Strong_20_Emphasis">Recorre los resultados de la consulta SQL</text:span></text:h>
      <text:p text:style-name="P2"><text:span text:style-name="Source_20_Text">while ($row = mysqli_fetch_assoc($result)) {</text:span></text:p>
      <text:p text:style-name="P3"><text:span text:style-name="Source_20_Text"><text:s text:c="4"/>$resultados[] = $row;</text:span></text:p>
      <text:p text:style-name="P4"><text:span text:style-name="Source_20_Text">}</text:span></text:p>
      <text:list text:style-name="L1">
        <text:list-item>
          <text:p text:style-name="P5"><text:span text:style-name="Source_20_Text">mysqli_fetch_assoc($result)</text:span> extrae <text:span text:style-name="Strong_20_Emphasis">una fila</text:span> del resultado como un <text:span text:style-name="Strong_20_Emphasis">array asociativo</text:span>, es decir, con los nombres de columna como claves.</text:p>
        </text:list-item>
        <text:list-item>
          <text:p text:style-name="P5">El <text:span text:style-name="Source_20_Text">while</text:span> sigue obteniendo filas hasta que no quedan más.</text:p>
        </text:list-item>
        <text:list-item>
          <text:p text:style-name="P5">Cada fila se va añadiendo al array <text:span text:style-name="Source_20_Text">$resultados</text:span>.</text:p>
        </text:list-item>
      </text:list>
      <text:p text:style-name="Text_20_body">Ejemplo:<text:line-break/>Si tienes una tabla como esta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id</text:p>
            </table:table-cell>
            <table:table-cell table:style-name="Tabla1.A1" office:value-type="string">
              <text:p text:style-name="Table_20_Heading">nombre</text:p>
            </table:table-cell>
            <table:table-cell table:style-name="Tabla1.A1" office:value-type="string">
              <text:p text:style-name="Table_20_Heading">edad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Rafa</text:p>
          </table:table-cell>
          <table:table-cell table:style-name="Tabla1.A1" office:value-type="string">
            <text:p text:style-name="Table_20_Contents">40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Lucía</text:p>
          </table:table-cell>
          <table:table-cell table:style-name="Tabla1.A1" office:value-type="string">
            <text:p text:style-name="Table_20_Contents">35</text:p>
          </table:table-cell>
        </table:table-row>
      </table:table>
      <text:p text:style-name="Text_20_body">Después de ese <text:span text:style-name="Source_20_Text">while</text:span>, el array <text:span text:style-name="Source_20_Text">$resultados</text:span> tendrá este contenido:</text:p>
      <text:p text:style-name="P2"><text:span text:style-name="Source_20_Text">[</text:span></text:p>
      <text:p text:style-name="P3"><text:span text:style-name="Source_20_Text"><text:s text:c="4"/>["id" =&gt; 1, "nombre" =&gt; "Rafa", "edad" =&gt; 40],</text:span></text:p>
      <text:p text:style-name="P3"><text:span text:style-name="Source_20_Text"><text:s text:c="4"/>["id" =&gt; 2, "nombre" =&gt; "Lucía", "edad" =&gt; 35]</text:span></text:p>
      <text:p text:style-name="P4"><text:span text:style-name="Source_20_Text">]</text:span></text:p>
      <text:p text:style-name="Horizontal_20_Line"/>
      <text:h text:style-name="Heading_20_3" text:outline-level="3">3. <text:span text:style-name="Strong_20_Emphasis">Envía los datos al cliente en formato JSON</text:span></text:h>
      <text:p text:style-name="P2"><text:span text:style-name="Source_20_Text">header('Content-Type: application/json');</text:span></text:p>
      <text:p text:style-name="P4"><text:span text:style-name="Source_20_Text">echo json_encode($resultados);</text:span></text:p>
      <text:list text:style-name="L2">
        <text:list-item>
          <text:p text:style-name="P6"><text:span text:style-name="Source_20_Text">header('Content-Type: application/json')</text:span>: Indica al navegador o cliente que la respuesta es <text:span text:style-name="Strong_20_Emphasis">JSON</text:span>, no HTML o texto plano.</text:p>
        </text:list-item>
        <text:list-item>
          <text:p text:style-name="P6"><text:span text:style-name="Source_20_Text">json_encode($resultados)</text:span>: Convierte el array PHP a una <text:span text:style-name="Strong_20_Emphasis">cadena JSON</text:span>.</text:p>
        </text:list-item>
      </text:list>
      <text:p text:style-name="Text_20_body">El resultado enviado al cliente será algo como:</text:p>
      <text:p text:style-name="P2"><text:span text:style-name="Source_20_Text">[</text:span></text:p>
      <text:p text:style-name="P3"><text:span text:style-name="Source_20_Text"><text:s text:c="4"/>{"id":1,"nombre":"Rafa","edad":40},</text:span></text:p>
      <text:p text:style-name="P3"><text:span text:style-name="Source_20_Text"><text:s text:c="4"/>{"id":2,"nombre":"Lucía","edad":35}</text:span></text:p>
      <text:p text:style-name="P4"><text:span text:style-name="Source_20_Text">]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2:04:00.929000000</meta:creation-date>
    <dc:date>2025-05-09T02:04:30.195000000</dc:date>
    <meta:editing-duration>PT30S</meta:editing-duration>
    <meta:editing-cycles>1</meta:editing-cycles>
    <meta:document-statistic meta:table-count="1" meta:image-count="0" meta:object-count="0" meta:page-count="1" meta:paragraph-count="36" meta:word-count="198" meta:character-count="1249" meta:non-whitespace-character-count="1072"/>
    <meta:generator>LibreOffice/24.8.0.3$Windows_X86_64 LibreOffice_project/0bdf1299c94fe897b119f97f3c613e9dca6be583</meta:generator>
  </office:meta>
</office:document-meta>
</file>